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imbus Sans1" svg:font-family="'Nimbus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12pt" fo:font-weight="normal" officeooo:rsid="0017ed28" officeooo:paragraph-rsid="000e5e27" style:font-size-asian="10.5pt" style:font-weight-asian="normal" style:font-size-complex="12pt" style:font-weight-complex="normal"/>
    </style:style>
    <style:style style:name="P2" style:family="paragraph" style:parent-style-name="Standard">
      <style:text-properties style:font-name="Nimbus Sans" fo:font-size="12pt" fo:font-weight="normal" officeooo:rsid="0017ed28" officeooo:paragraph-rsid="001429d3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Nimbus Sans" fo:font-size="12pt" fo:font-weight="normal" officeooo:rsid="000e930a" officeooo:paragraph-rsid="000e5e27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Nimbus Sans" fo:font-size="12pt" fo:font-weight="normal" officeooo:rsid="000e5e27" officeooo:paragraph-rsid="000e5e27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Nimbus Sans" fo:font-size="12pt" fo:font-weight="normal" officeooo:rsid="001429d3" officeooo:paragraph-rsid="001429d3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Nimbus Sans" fo:font-size="12pt" fo:font-weight="normal" officeooo:rsid="001429d3" officeooo:paragraph-rsid="001511e6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Nimbus Sans" fo:font-size="12pt" fo:font-weight="normal" officeooo:rsid="001429d3" officeooo:paragraph-rsid="001429d3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Nimbus Sans" fo:font-size="12pt" fo:font-weight="normal" officeooo:rsid="001511e6" officeooo:paragraph-rsid="001511e6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Nimbus Sans" fo:font-size="12pt" fo:font-style="italic" fo:font-weight="bold" officeooo:rsid="00155e99" officeooo:paragraph-rsid="000e5e27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style:font-name="Nimbus Sans" fo:font-size="12pt" fo:font-style="normal" fo:font-weight="normal" officeooo:rsid="000e5e27" officeooo:paragraph-rsid="000e5e27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Nimbus Sans" fo:font-size="16pt" fo:font-weight="bold" officeooo:rsid="000e5e27" officeooo:paragraph-rsid="000e5e27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paragraph-rsid="00120bb6"/>
    </style:style>
    <style:style style:name="P13" style:family="paragraph" style:parent-style-name="Standard">
      <style:text-properties officeooo:rsid="0012621e" officeooo:paragraph-rsid="0012621e"/>
    </style:style>
    <style:style style:name="P14" style:family="paragraph" style:parent-style-name="Standard">
      <style:text-properties officeooo:rsid="001429d3" officeooo:paragraph-rsid="001429d3"/>
    </style:style>
    <style:style style:name="P15" style:family="paragraph" style:parent-style-name="Standard">
      <style:text-properties officeooo:rsid="001511e6" officeooo:paragraph-rsid="001511e6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e5e27"/>
    </style:style>
    <style:style style:name="T3" style:family="text">
      <style:text-properties style:font-name="Nimbus Sans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font-name="Nimbus Sans" fo:font-size="12pt" fo:font-weight="normal" officeooo:rsid="00120bb6" style:font-size-asian="10.5pt" style:font-weight-asian="normal" style:font-size-complex="12pt" style:font-weight-complex="normal"/>
    </style:style>
    <style:style style:name="T5" style:family="text">
      <style:text-properties style:font-name="Nimbus Sans" fo:font-size="12pt" fo:font-weight="normal" officeooo:rsid="0012621e" style:font-size-asian="10.5pt" style:font-weight-asian="normal" style:font-size-complex="12pt" style:font-weight-complex="normal"/>
    </style:style>
    <style:style style:name="T6" style:family="text">
      <style:text-properties style:font-name="Nimbus Sans" fo:font-size="12pt" fo:font-weight="normal" officeooo:rsid="001511e6" style:font-size-asian="10.5pt" style:font-weight-asian="normal" style:font-size-complex="12pt" style:font-weight-complex="normal"/>
    </style:style>
    <style:style style:name="T7" style:family="text">
      <style:text-properties style:font-name="Nimbus Sans" fo:font-size="12pt" fo:font-weight="normal" officeooo:rsid="00169160" style:font-size-asian="10.5pt" style:font-weight-asian="normal" style:font-size-complex="12pt" style:font-weight-complex="normal"/>
    </style:style>
    <style:style style:name="T8" style:family="text">
      <style:text-properties officeooo:rsid="0012621e"/>
    </style:style>
    <style:style style:name="T9" style:family="text">
      <style:text-properties officeooo:rsid="001511e6"/>
    </style:style>
    <style:style style:name="T10" style:family="text">
      <style:text-properties style:font-name="Nimbus Sans1" fo:font-size="12pt" fo:font-weight="normal" officeooo:rsid="00169160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BQ Baked Beans</text:p>
      <text:p text:style-name="P9"/>
      <text:p text:style-name="P10">1 lb.<text:tab/><text:tab/>Bean<text:span text:style-name="T8">s</text:span>, white</text:p>
      <text:p text:style-name="P1"/>
      <text:p text:style-name="P5">Sauce:</text:p>
      <text:p text:style-name="P1"><text:span text:style-name="T2">12 oz</text:span>.<text:tab/><text:tab/><text:span text:style-name="T2">Tomato paste</text:span></text:p>
      <text:p text:style-name="P1"><text:span text:style-name="T2">18 oz</text:span>.<text:tab/><text:tab/><text:span text:style-name="T2">Water</text:span></text:p>
      <text:p text:style-name="P1">½ c.<text:tab/><text:tab/><text:span text:style-name="T2">Cider vinegar</text:span></text:p>
      <text:p text:style-name="P4">1 c.<text:tab/><text:tab/>Hard apple cider</text:p>
      <text:p text:style-name="P4">½ c.<text:tab/><text:tab/>Mustard, brown</text:p>
      <text:p text:style-name="P4">½ c.<text:tab/><text:tab/>Brown sugar</text:p>
      <text:p text:style-name="P4">2 t.<text:tab/><text:tab/>Salt</text:p>
      <text:p text:style-name="P4">¾ c.<text:tab/><text:tab/>Molasses</text:p>
      <text:p text:style-name="P4">1 T.<text:tab/><text:tab/>Hot sauce</text:p>
      <text:p text:style-name="P4">½ c.<text:tab/><text:tab/>Bourbon</text:p>
      <text:p text:style-name="P4">1 med.<text:tab/>Onion, diced</text:p>
      <text:p text:style-name="P4"/>
      <text:p text:style-name="P5">Meat:</text:p>
      <text:p text:style-name="P8">Any combination of the following:</text:p>
      <text:list xml:id="list2788647491" text:style-name="L1">
        <text:list-item>
          <text:p text:style-name="P7">Bacon</text:p>
        </text:list-item>
        <text:list-item>
          <text:p text:style-name="P7"><text:span text:style-name="T9">Sausage</text:span></text:p>
        </text:list-item>
        <text:list-item>
          <text:p text:style-name="P6"><text:span text:style-name="T9">C</text:span>leaned <text:span text:style-name="T9">p</text:span>ork and/or beef scraps <text:span text:style-name="T9">and trimmings</text:span></text:p>
        </text:list-item>
        <text:list-item>
          <text:p text:style-name="P6"><text:span text:style-name="T9">Leftover BBQ</text:span></text:p>
        </text:list-item>
        <text:list-item>
          <text:p text:style-name="P6"><text:span text:style-name="T9">Ham shank or soup bones.</text:span></text:p>
        </text:list-item>
      </text:list>
      <text:p text:style-name="P3"/>
      <text:p text:style-name="P12"><text:span text:style-name="T4">Cover beans with salt water (</text:span><text:span text:style-name="T5">1</text:span><text:span text:style-name="T4">½ T. </text:span><text:span text:style-name="T5">salt</text:span><text:span text:style-name="T4"> </text:span><text:span text:style-name="T5">+ 8 c. water).<text:line-break/>S</text:span><text:span text:style-name="T4">oak overnight.</text:span></text:p>
      <text:p text:style-name="P13"><text:span text:style-name="T4">D</text:span><text:span text:style-name="T3">rain.</text:span></text:p>
      <text:p text:style-name="P14"><text:span text:style-name="T3">Cover beans with 1 - 2 inches of water; add 1 t. salt; bring to boil.</text:span></text:p>
      <text:p text:style-name="P14"><text:span text:style-name="T3">Reduce to simmer and cook until beans are tender (60 – 90 minutes).</text:span></text:p>
      <text:p text:style-name="P14"><text:span text:style-name="T3">While beans cook, whisk together remaining ingredients in a large bowl.</text:span></text:p>
      <text:p text:style-name="P14"><text:span text:style-name="T3">Drain beans and put in a baking dish.</text:span></text:p>
      <text:p text:style-name="P14"><text:span text:style-name="T3">Cover with sauce.</text:span></text:p>
      <text:p text:style-name="P14"><text:span text:style-name="T3">Add </text:span><text:span text:style-name="T6">meat and stir to distribute the meat throughout.</text:span></text:p>
      <text:p text:style-name="P15"><text:span text:style-name="T3">Bake at </text:span><text:span text:style-name="T7">325</text:span><text:span text:style-name="T10">°</text:span><text:span text:style-name="T7"> for 4 to 5 hrs. adding extra liquid if necessary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imbus Sans1" svg:font-family="'Nimbus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1:07:56.049990266</meta:creation-date>
    <dc:date>2022-07-11T10:35:30.527836034</dc:date>
    <meta:editing-duration>PT28M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164" meta:character-count="809" meta:non-whitespace-character-count="669"/>
  </office:meta>
</office:document-meta>
</file>